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becab" officeooo:paragraph-rsid="000becab" style:font-weight-asian="bold" style:font-weight-complex="bold"/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text-properties fo:color="#ff0000" fo:font-weight="bold" style:font-weight-asian="bold" style:font-weight-complex="bold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officeooo:paragraph-rsid="000f6dcf" fo:background-color="#dddddd"/>
    </style:style>
    <style:style style:name="P10" style:family="paragraph" style:parent-style-name="Standard">
      <style:text-properties officeooo:paragraph-rsid="001a00a0"/>
    </style:style>
    <style:style style:name="P11" style:family="paragraph" style:parent-style-name="Standard">
      <style:text-properties fo:font-style="italic" style:text-underline-style="none" fo:background-color="#ffff00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-color="#eeeeee"/>
    </style:style>
    <style:style style:name="P14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-color="#ffffff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bold" officeooo:rsid="000f9b66" style:font-weight-asian="bold" style:font-weight-complex="bold"/>
    </style:style>
    <style:style style:name="T7" style:family="text">
      <style:text-properties fo:color="#ff0000" fo:font-weight="bold" fo:background-color="#dddddd" loext:char-shading-value="0" style:font-weight-asian="bold" style:font-weight-complex="bold"/>
    </style:style>
    <style:style style:name="T8" style:family="text">
      <style:text-properties fo:color="#ff0000" fo:font-weight="bold" fo:background-color="#ffff00" loext:char-shading-value="0" style:font-weight-asian="bold" style:font-weight-complex="bold"/>
    </style:style>
    <style:style style:name="T9" style:family="text">
      <style:text-properties officeooo:rsid="000becab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fo:color="#800080" fo:font-weight="bold" fo:background-color="#ffff00" loext:char-shading-value="0" style:font-weight-asian="bold" style:font-weight-complex="bold"/>
    </style:style>
    <style:style style:name="T17" style:family="text">
      <style:text-properties fo:color="#80008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a933" fo:font-weight="bold" style:font-weight-asian="bold" style:font-weight-complex="bold"/>
    </style:style>
    <style:style style:name="T20" style:family="text">
      <style:text-properties fo:color="#00a933" fo:font-weight="bold" fo:background-color="#dddddd" loext:char-shading-value="0" style:font-weight-asian="bold" style:font-weight-complex="bold"/>
    </style:style>
    <style:style style:name="T21" style:family="text">
      <style:text-properties fo:color="#bf0041" fo:font-weight="bold" style:font-weight-asian="bold" style:font-weight-complex="bold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0d71c4"/>
    </style:style>
    <style:style style:name="T25" style:family="text">
      <style:text-properties fo:background-color="#dddddd" loext:char-shading-value="0"/>
    </style:style>
    <style:style style:name="T26" style:family="text">
      <style:text-properties fo:color="#c9211e" fo:font-weight="bold" style:font-weight-asian="bold" style:font-weight-complex="bold"/>
    </style:style>
    <style:style style:name="T27" style:family="text">
      <style:text-properties fo:color="#ff8000" fo:font-weight="bold" style:font-weight-asian="bold" style:font-weight-complex="bol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svg:stroke-color="#000000" draw:marker-start-width="0.353cm" draw:marker-end-width="0.353cm" draw:fill-color="#eeeeee" draw:textarea-horizontal-align="justify" draw:textarea-vertical-align="middle" draw:auto-grow-height="false" fo:min-height="1.834cm" fo:min-width="2.715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textarea-horizontal-align="justify" draw:textarea-vertical-align="middle" draw:auto-grow-height="false" fo:min-height="0.582cm" fo:min-width="5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1.628cm" fo:min-width="3.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7.197cm" fo:min-width="15.74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514cm" fo:min-width="10.84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Criando o game:</text:span></text:p>
      <text:p text:style-name="P1">/*</text:p>
      <text:p text:style-name="P1"><text:s/>* criar o array deck;</text:p>
      <text:p text:style-name="P1"><text:s/>* este deck deve ter 8 pares de cards;</text:p>
      <text:p text:style-name="P1"><text:s/>* os cards devem ser embaralhados;</text:p>
      <text:p text:style-name="P1"><text:s/>* o usuário não deve ver a possição dos elementos então substituir por algum caractere.</text:p>
      <text:p text:style-name="P1"><text:s/>* seve ser solicitado ao usuário que digite dois números entre 0 e 15 pois cada número vai coresponder a um elemento do array cards;</text:p>
      <text:p text:style-name="P1"><text:s/>* quando digitado os números deve-se verificar se os números correspondem a elementos iguais do array;</text:p>
      <text:p text:style-name="P1"><text:s/>* se sim devem ser exibidos na tela se não nada acontece;</text:p>
      <text:p text:style-name="P1"><text:s/>* o game deve terminar quando todos os pares forem encontrados;</text:p>
      <text:p text:style-name="P1"><text:s/>* o game deve ser multiplay e indicar de quem é a vez;</text:p>
      <text:p text:style-name="P1"><text:s/>* o game deve contabilizar a pontuação de cada jogador;</text:p>
      <text:p text:style-name="P1"><text:s/>*/</text:p>
      <text:p text:style-name="Standard"/>
      <text:p text:style-name="Standard"/>
      <text:p text:style-name="Standard"/>
      <text:p text:style-name="Standard"/>
      <text:p text:style-name="P2">//Indica ao usuário o que deve ser feito.<text:span text:style-name="T9">{</text:span></text:p>
      <text:p text:style-name="Standard">console.log('As seguintes letras (A, B, C, D, E, F, G, H) tem seus respectivos pares e todas tem um número correspondente que estão entre 0 e 15');</text:p>
      <text:p text:style-name="Standard">console.log ('Digite dois números que correspondam a letras iguais')</text:p>
      <text:p text:style-name="P3">}</text:p>
      <text:p text:style-name="P3"/>
      <text:p text:style-name="P5">//função memorygame é nela que roda todo o game.</text:p>
      <text:p text:style-name="Standard"><text:span text:style-name="T4">function memoryGame</text:span>() <text:span text:style-name="T5">{</text:span></text:p>
      <text:p text:style-name="Standard"><text:span text:style-name="T24">=&gt;</text:span> <text:s text:c="3"/><text:span text:style-name="T5">let </text:span><text:span text:style-name="T11">deck </text:span><text:span text:style-name="T2">= </text:span><text:span text:style-name="T5">[</text:span><text:span text:style-name="T11">'</text:span>A', 'B', 'C', 'D', 'E', 'F', 'G', 'H', 'A', 'B', 'C', 'D', 'E', 'F', 'G', 'H'<text:span text:style-name="T5">];</text:span><text:span text:style-name="T2">//Criado array deck com 8 pares de letras</text:span></text:p>
      <text:p text:style-name="P4"/>
      <text:p text:style-name="Standard"><text:span text:style-name="T24">=&gt;</text:span> <text:s text:c="2"/><text:span text:style-name="T5"><text:s/>let </text:span><text:span text:style-name="T11">displayDeck</text:span> = deck.reduce((acc, card) =&gt; acc.concat('*'), [])/<text:span text:style-name="T2">/Cria um novo array chamado displayDeck que substitui cada elemento do array//deck por *.</text:span></text:p>
      <text:p text:style-name="Standard"/>
      <text:p text:style-name="P7"><text:s text:c="3"/><text:span text:style-name="T13"><text:s/>//Embaralha os elementos do array.</text:span></text:p>
      <text:p text:style-name="P6"><text:s text:c="4"/>const shuffle = (array) =&gt; {</text:p>
      <text:p text:style-name="P6"><text:s text:c="8"/>var currentIndex = array.length, temporaryValue, randomIndex;</text:p>
      <text:p text:style-name="P6"/>
      <text:p text:style-name="P6"><text:s text:c="8"/>// While there remain elements to shuffle...</text:p>
      <text:p text:style-name="P6"><text:s text:c="8"/>while (0 !== currentIndex) {</text:p>
      <text:p text:style-name="P6"/>
      <text:p text:style-name="P6"><text:s text:c="12"/>// Pick a remaining element...</text:p>
      <text:p text:style-name="P6"><text:s text:c="12"/>randomIndex = Math.floor(Math.random() * currentIndex);//faz o cálculo de números aleatórios</text:p>
      <text:p text:style-name="P6"><text:s text:c="12"/>currentIndex -= 1;</text:p>
      <text:p text:style-name="P6"/>
      <text:p text:style-name="P6"><text:s text:c="12"/>// And swap it with the current element.</text:p>
      <text:p text:style-name="P6"><text:s text:c="12"/>temporaryValue = array[currentIndex];</text:p>
      <text:p text:style-name="P6"><text:s text:c="12"/>array[currentIndex] = array[randomIndex];</text:p>
      <text:p text:style-name="P6"><text:s text:c="12"/>array[randomIndex] = temporaryValue;</text:p>
      <text:p text:style-name="P6"><text:s text:c="8"/>}</text:p>
      <text:p text:style-name="P6"><text:soft-page-break/></text:p>
      <text:p text:style-name="P6"><text:s text:c="8"/>return array;</text:p>
      <text:p text:style-name="P6"><text:s text:c="4"/>}</text:p>
      <text:p text:style-name="P6">--------------------------------------------------------------------------------------------------------------------------</text:p>
      <text:p text:style-name="P6"/>
      <text:p text:style-name="Standard"><text:s text:c="2"/><text:span text:style-name="T3"><text:s text:c="2"/>//Variáveis que recebem um determinado valor</text:span></text:p>
      <text:p text:style-name="Standard"><text:s text:c="4"/><text:span text:style-name="T2">const </text:span><text:span text:style-name="T13">shuffledDeck</text:span> = <text:span text:style-name="T23">shuffle(deck);</text:span>// a constante <text:span text:style-name="T13">shuffledDeck</text:span> recebe o array deck embaralhado.</text:p>
      <text:p text:style-name="Standard"><text:s text:c="4"/><text:span text:style-name="T2">let</text:span> runGame = true;</text:p>
      <text:p text:style-name="Standard"><text:s text:c="2"/><text:span text:style-name="T2"><text:s text:c="2"/>let </text:span>attempts = 0;</text:p>
      <text:p text:style-name="Standard"><draw:line text:anchor-type="paragraph" draw:z-index="4" draw:name="Shape5" draw:style-name="gr9" draw:text-style-name="P12" svg:x1="-1.471cm" svg:y1="0.289cm" svg:x2="0.117cm" svg:y2="0.263cm"><text:p/></draw:line><text:s text:c="2"/><text:span text:style-name="T2"><text:s/></text:span><text:span text:style-name="T8"><text:s/>let </text:span><text:span text:style-name="T12">turn = </text:span><text:span text:style-name="T16">true; </text:span></text:p>
      <text:p text:style-name="Standard"><draw:custom-shape text:anchor-type="paragraph" draw:z-index="3" draw:name="Shape4" draw:style-name="gr11" draw:text-style-name="P16" svg:width="10.849cm" svg:height="2.514cm" svg:x="0.143cm" svg:y="0.332cm"><text:p/><draw:enhanced-geometry svg:viewBox="0 0 21600 21600" draw:type="rectangle" draw:enhanced-path="M 0 0 L 21600 0 21600 21600 0 21600 0 0 Z N"/></draw:custom-shape><text:s text:c="3"/></text:p>
      <text:p text:style-name="Standard"><draw:custom-shape text:anchor-type="paragraph" draw:z-index="9" draw:name="Shape10" draw:style-name="gr6" draw:text-style-name="P15" svg:width="4.737cm" svg:height="2.303cm" svg:x="12.367cm" svg:y="0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3"/><text:span text:style-name="T26"><text:s/>const </text:span><text:span text:style-name="T13">players </text:span>= { 1: { points: 0 }, 2: { points: 0 }};</text:p>
      <text:p text:style-name="Standard"><draw:frame text:anchor-type="paragraph" draw:z-index="8" draw:name="Shape9" draw:style-name="gr7" draw:text-style-name="P14" svg:width="4.631cm" svg:height="1.906cm" svg:x="12.737cm" svg:y="0.31cm"><draw:text-box><text:p><text:span text:style-name="T26">É a chave de acesso do objeto players!!!</text:span></text:p></draw:text-box></draw:frame><draw:custom-shape text:anchor-type="paragraph" draw:z-index="10" draw:name="Shape11" draw:style-name="gr5" svg:width="5.319cm" svg:height="0.583cm" svg:x="0.143cm" svg:y="0.469cm"><text:p/><draw:enhanced-geometry svg:viewBox="0 0 21600 21600" draw:type="rectangle" draw:enhanced-path="M 0 0 L 21600 0 21600 21600 0 21600 0 0 Z N"/></draw:custom-shape><draw:line text:anchor-type="paragraph" draw:z-index="13" draw:name="Shape14" draw:style-name="gr2" draw:text-style-name="P12" svg:x1="6.334cm" svg:y1="0.284cm" svg:x2="4.138cm" svg:y2="0.284cm"><text:p/></draw:line><draw:line text:anchor-type="paragraph" draw:z-index="16" draw:name="Shape17" draw:style-name="gr1" draw:text-style-name="P12" svg:x1="6.334cm" svg:y1="0.284cm" svg:x2="6.334cm" svg:y2="2.083cm"><text:p/></draw:line><text:s text:c="4"/><text:span text:style-name="T26">let</text:span><text:span text:style-name="T11"> </text:span>currentPlayer = <text:span text:style-name="T15">1</text:span>;</text:p>
      <text:p text:style-name="Standard"><draw:line text:anchor-type="paragraph" draw:z-index="7" draw:name="Shape8" draw:style-name="gr8" draw:text-style-name="P12" svg:x1="5.276cm" svg:y1="0.3cm" svg:x2="12.499cm" svg:y2="0.326cm"><text:p/></draw:line><draw:line text:anchor-type="paragraph" draw:z-index="14" draw:name="Shape15" draw:style-name="gr2" draw:text-style-name="P12" svg:x1="1.518cm" svg:y1="1.596cm" svg:x2="1.492cm" svg:y2="0.326cm"><text:p/></draw:line><text:s text:c="4"/><text:span text:style-name="T26">var</text:span> {1:{points}}= <text:span text:style-name="T13">players</text:span>;</text:p>
      <text:p text:style-name="Standard"><text:s text:c="4"/>console.log(<text:span text:style-name="T13">players)</text:span>;</text:p>
      <text:p text:style-name="Standard"/>
      <text:p text:style-name="P10"><draw:line text:anchor-type="paragraph" draw:z-index="15" draw:name="Shape16" draw:style-name="gr1" draw:text-style-name="P12" svg:x1="1.519cm" svg:y1="0.136cm" svg:x2="6.334cm" svg:y2="0.136cm"><text:p/></draw:line><text:s text:c="4"/></text:p>
      <text:p text:style-name="P10"><text:span text:style-name="T17">while</text:span>(runGame) {</text:p>
      <text:p text:style-name="Standard"><draw:line text:anchor-type="paragraph" draw:z-index="0" draw:name="Shape1" draw:style-name="gr8" draw:text-style-name="P12" svg:x1="-0.519cm" svg:y1="0.337cm" svg:x2="0.857cm" svg:y2="0.337cm"><text:p/></draw:line><draw:line text:anchor-type="paragraph" draw:z-index="2" draw:name="Shape3" draw:style-name="gr12" draw:text-style-name="P12" svg:x1="-0.519cm" svg:y1="0.337cm" svg:x2="-0.545cm" svg:y2="1.263cm"><text:p/></draw:line><text:s text:c="7"/><text:span text:style-name="T5"><text:s/>let </text:span><text:span text:style-name="T11">newDeck</text:span> = [...displayDeck]; <text:span text:style-name="T5">//Cria uma cópia do d</text:span><text:span text:style-name="T6">isplayDeck pois é ele que deve ser mostrado ao usuário pois é o deck com os caracteres “ocultos” que o usuário deve ver !!!</text:span></text:p>
      <text:p text:style-name="Standard"><draw:line text:anchor-type="paragraph" draw:z-index="1" draw:name="Shape2" draw:style-name="gr8" draw:text-style-name="P12" svg:x1="-0.545cm" svg:y1="0.289cm" svg:x2="0.804cm" svg:y2="0.289cm"><text:p/></draw:line><text:s text:c="8"/><text:span text:style-name="T15">console</text:span><text:span text:style-name="T11">.</text:span><text:span text:style-name="T19">log</text:span><text:span text:style-name="T11">(newDeck)</text:span></text:p>
      <text:p text:style-name="Standard"><text:s text:c="8"/><text:span text:style-name="T5">var </text:span><text:span text:style-name="T14">readlineSync </text:span>= <text:span text:style-name="T15">require</text:span><text:span text:style-name="T18">(</text:span><text:span text:style-name="T27">'readline-sync'</text:span><text:span text:style-name="T18">);</text:span>//Importa a biblioteca <text:s/>readlineSyn cpara este documento de texto.</text:p>
      <text:p text:style-name="Standard"/>
      <text:p text:style-name="Standard"><text:s text:c="6"/><text:span text:style-name="T25"><text:s/></text:span><text:span text:style-name="T7"><text:s/>const </text:span><text:span text:style-name="T20">checkCards </text:span><text:span text:style-name="T25">= (firstNumber, secondNumber) =&gt; {//checkCards recebe firstNUmber e secondNumber e retorna a função de</text:span></text:p>
      <text:p text:style-name="P8"><text:s text:c="12"/>/<text:span text:style-name="T10">/verificar se os números digitados são diferentes e se os elementos são iguais.</text:span></text:p>
      <text:p text:style-name="P8"><text:s text:c="12"/>return firstNumber !== secondNumber <text:span text:style-name="T21">&amp;&amp; </text:span><text:span text:style-name="T22">shuffledDeck</text:span>[firstNumber] === shuffledDeck[secondNumber]</text:p>
      <text:p text:style-name="P9"><text:s text:c="8"/>}</text:p>
      <text:p text:style-name="Standard"/>
      <text:p text:style-name="Standard"/>
      <text:p text:style-name="Standard"><text:s text:c="8"/>//É aqui que <text:s/><text:span text:style-name="T13">firstNumber é convertido em número </text:span>e apos isso substitui o parametro entre [] de newDeck.</text:p>
      <text:p text:style-name="Standard"><text:s text:c="6"/><text:span text:style-name="T5"><text:s text:c="2"/>const </text:span>firstNumber = <text:span text:style-name="T11">Number</text:span>(readlineSync.question('Primeiro Número:\n')) //converte para Number</text:p>
      <text:p text:style-name="Standard"><text:s text:c="8"/>newDeck[firstNumber] = shuffledDeck[firstNumber]//verifica se o primeiro número é igual ao primeiro elemento de shuffledDeck</text:p>
      <text:p text:style-name="Standard"><text:s text:c="8"/>console.log(newDeck)//imprimi na tela newDeck.</text:p>
      <text:p text:style-name="Standard"/>
      <text:p text:style-name="Standard"><text:s text:c="7"/><text:span text:style-name="T5"><text:s/>const </text:span>secondNumber = Number(readlineSync.question('segundo Número:\n'))//FAz a mesma coisa que o const firstNumber</text:p>
      <text:p text:style-name="Standard"><text:s text:c="8"/>newDeck[secondNumber] = shuffledDeck[secondNumber]</text:p>
      <text:p text:style-name="Standard"><text:s text:c="8"/>console.log(newDeck)</text:p>
      <text:p text:style-name="Standard"><text:s text:c="7"/><text:span text:style-name="T2"><text:s/>//Tomada de decisão atribuição de valores</text:span></text:p>
      <text:p text:style-name="Standard"><text:s text:c="8"/><text:span text:style-name="T25">if (</text:span><text:span text:style-name="T20">checkCards</text:span><text:span text:style-name="T25">(firstNumber, secondNumber)) {</text:span></text:p>
      <text:p text:style-name="P8"><text:s text:c="12"/>displayDeck[firstNumber] = shuffledDeck[firstNumber]//Substitui o * pelo elemento corespondente ao índice</text:p>
      <text:p text:style-name="P8"><text:soft-page-break/><text:s text:c="12"/>displayDeck[secondNumber] = shuffledDeck[secondNumber]//Substitui o * pelo elemento corespondente ao índice</text:p>
      <text:p text:style-name="P8"><text:s text:c="8"/>}</text:p>
      <text:p text:style-name="Standard"/>
      <text:p text:style-name="Standard"/>
      <text:p text:style-name="Standard"><text:s text:c="8"/>//Tomada de decisão testa se ainda há * se sim continua se não retorna a mensagem 'Parabéns você ganhou'</text:p>
      <text:p text:style-name="Standard"><text:s text:c="8"/>if (displayDeck.filter((c) =&gt; c === '*').length === 0) {</text:p>
      <text:p text:style-name="Standard"><text:s text:c="12"/>if (1 &gt; 2) {</text:p>
      <text:p text:style-name="Standard"><text:s text:c="12"/>console.log( 'Parabêns, vocẽ ganhou!')</text:p>
      <text:p text:style-name="Standard"><text:s text:c="12"/>return runGame = false;</text:p>
      <text:p text:style-name="Standard"><text:s text:c="12"/>}</text:p>
      <text:p text:style-name="Standard"><text:s text:c="12"/>}</text:p>
      <text:p text:style-name="Standard"><text:s text:c="8"/>//Tomada de decisão testa se a quantidade de temtativas são &lt;100 e se os números são diferentes.</text:p>
      <text:p text:style-name="Standard"><text:s text:c="8"/>if (attempts &lt; 100 &amp;&amp; !checkCards(firstNumber, secondNumber)) {</text:p>
      <text:p text:style-name="Standard"><text:s text:c="12"/>attempts++;</text:p>
      <text:p text:style-name="Standard"><text:s text:c="8"/>}</text:p>
      <text:p text:style-name="Standard"><text:s text:c="8"/>//Tomada de decisão se ultrapassou mais de 100 tentativas retornar a mensagem 'você perdeu'</text:p>
      <text:p text:style-name="Standard"><text:s text:c="8"/>if (attempts &gt; 100) {</text:p>
      <text:p text:style-name="Standard"><text:s text:c="12"/>console.log('voce perdeu')</text:p>
      <text:p text:style-name="Standard"><text:s text:c="12"/>runGame = false</text:p>
      <text:p text:style-name="Standard"><text:s text:c="8"/>};</text:p>
      <text:p text:style-name="Standard"/>
      <text:p text:style-name="Standard"/>
      <text:p text:style-name="Standard"><text:s text:c="8"/>let counter = attempts;</text:p>
      <text:p text:style-name="Standard"><text:s text:c="8"/>console.log ('Turn:',counter);</text:p>
      <text:p text:style-name="Standard"/>
      <text:p text:style-name="Standard"><draw:custom-shape text:anchor-type="paragraph" draw:z-index="5" draw:name="Shape6" draw:style-name="gr10" draw:text-style-name="P16" svg:width="15.743cm" svg:height="7.197cm" svg:x="-0.81cm" svg:y="0.09cm"><text:p/><draw:enhanced-geometry svg:viewBox="0 0 21600 21600" draw:type="rectangle" draw:enhanced-path="M 0 0 L 21600 0 21600 21600 0 21600 0 0 Z N"/></draw:custom-shape></text:p>
      <text:p text:style-name="Standard"><text:s text:c="7"/><text:span text:style-name="T15"><text:s/>if</text:span> (firstNumber !== secondNumber &amp;&amp; shuffledDeck[firstNumber] === shuffledDeck[secondNumber]) {</text:p>
      <text:p text:style-name="Standard"><text:s text:c="12"/>console.log('PLAYER IS YOUR TURN!!!!!');</text:p>
      <text:p text:style-name="Standard"><text:s text:c="12"/>players[currentPlayer].points++;</text:p>
      <text:p text:style-name="Standard"><draw:custom-shape text:anchor-type="paragraph" draw:z-index="12" draw:name="Shape13" draw:style-name="gr3" draw:text-style-name="P13" svg:width="3.837cm" svg:height="2.594cm" svg:x="10.911cm" svg:y="0.6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8"/>}<text:span text:style-name="T15">else if </text:span>(firstNumber === secondNumber || shuffledDeck[firstNumber] !== shuffledDeck[secondNumber]) {</text:p>
      <text:p text:style-name="Standard"><draw:frame text:anchor-type="paragraph" draw:z-index="11" draw:name="Shape12" draw:style-name="gr4" draw:text-style-name="P14" svg:width="3.652cm" svg:height="2.117cm" svg:x="11.282cm" svg:y="0.307cm"><draw:text-box><text:p><text:span text:style-name="T26">Vez do jogador 1, </text:span></text:p><text:p><text:span text:style-name="T26">Se não 2,</text:span></text:p><text:p><text:span text:style-name="T26">Se não 1.</text:span></text:p></draw:text-box></draw:frame><text:s text:c="12"/>console.log ('NEXT PLAYER IS YOUR TURN!!!!!');</text:p>
      <text:p text:style-name="Standard"><draw:line text:anchor-type="paragraph" draw:z-index="6" draw:name="Shape7" draw:style-name="gr9" draw:text-style-name="P12" svg:x1="11.123cm" svg:y1="0.243cm" svg:x2="8.742cm" svg:y2="0.719cm"><text:p/></draw:line></text:p>
      <text:p text:style-name="Standard"><text:s text:c="12"/>currentPlayer = currentPlayer === 1 ? 2 : 1;</text:p>
      <text:p text:style-name="Standard"><text:s text:c="12"/>console.log("Current: Player ", currentPlayer)</text:p>
      <text:p text:style-name="Standard"><text:s text:c="8"/>};</text:p>
      <text:p text:style-name="Standard"/>
      <text:p text:style-name="Standard"><text:s text:c="8"/>console.log(players);</text:p>
      <text:p text:style-name="Standard"><text:s text:c="6"/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4"/>}//rungame</text:p>
      <text:p text:style-name="Standard"><text:span text:style-name="T5">}</text:span>//memoryGame</text:p>
      <text:p text:style-name="Standard"/>
      <text:p text:style-name="Standard"/>
      <text:p text:style-name="P11">memoryGame();//Chama a funçã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0:22:17.530121785</meta:creation-date>
    <dc:date>2020-11-19T08:50:52.791870332</dc:date>
    <meta:editing-duration>PT5H8M41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4" meta:paragraph-count="100" meta:word-count="681" meta:character-count="5437" meta:non-whitespace-character-count="4199"/>
  </office:meta>
</office:document-meta>
</file>